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2.27mm"/>
    </style:style>
    <style:style style:name="co3" style:family="table-column">
      <style:table-column-properties fo:break-before="auto" style:column-width="76.24mm"/>
    </style:style>
    <style:style style:name="co4" style:family="table-column">
      <style:table-column-properties fo:break-before="auto" style:column-width="102.66mm"/>
    </style:style>
    <style:style style:name="co5" style:family="table-column">
      <style:table-column-properties fo:break-before="auto" style:column-width="42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4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16.4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ro6" style:family="table-row">
      <style:table-row-properties style:row-height="12.36mm" fo:break-before="auto" style:use-optimal-row-height="true"/>
    </style:style>
    <style:style style:name="ro7" style:family="table-row">
      <style:table-row-properties style:row-height="28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language="none" fo:country="none" style:language-asian="none" style:country-asian="none" style:language-complex="none" style:country-complex="none"/>
    </style:style>
    <style:style style:name="ce11" style:family="table-cell" style:parent-style-name="Default">
      <style:table-cell-properties style:text-align-source="value-type" style:repeat-content="false" fo:wrap-option="wrap" style:vertical-align="top"/>
      <style:paragraph-properties fo:margin-left="0mm"/>
    </style:style>
    <style:style style:name="ce12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6" style:family="table-cell" style:parent-style-name="Default">
      <style:table-cell-properties style:vertical-align="top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4" style:family="table-cell" style:parent-style-name="Default">
      <style:table-cell-properties style:vertical-align="top"/>
      <style:text-properties style:font-name="Courier New" style:font-name-asian="Courier New" style:font-name-complex="Courier New"/>
    </style:style>
    <style:style style:name="ce5" style:family="table-cell" style:parent-style-name="Default">
      <style:table-cell-properties style:vertical-align="top"/>
      <style:text-properties style:text-outline="false" style:text-line-through-style="none" style:text-line-through-type="none" style:font-name="Courier New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none" style:country-asian="none" style:font-style-asian="normal" style:font-weight-asian="normal" style:font-name-complex="Courier New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6a3e3e" fo:font-size="10pt" style:font-name-asian="Courier New" style:font-name-complex="Courier New" style:font-size-asian="10pt" style:font-size-complex="10pt"/>
    </style:style>
    <style:style style:name="T2" style:family="text">
      <style:text-properties fo:font-size="10pt" style:font-name-asian="Courier New" style:font-name-complex="Courier New" style:font-size-asian="10pt" style:font-size-complex="10pt" fo:color="#000000"/>
    </style:style>
    <style:style style:name="T3" style:family="text">
      <style:text-properties fo:font-size="10pt" style:font-name-asian="Courier New" style:font-name-complex="Courier New" style:font-size-asian="10pt" style:font-size-complex="10pt" fo:color="#2a00ff"/>
    </style:style>
    <style:style style:name="T4" style:family="text">
      <style:text-properties fo:color="#6a3e3e" style:font-name="Courier New" fo:font-size="10pt" style:font-name-asian="Courier New" style:font-name-complex="Courier New" style:font-size-asian="10pt" style:font-size-complex="10pt"/>
    </style:style>
    <style:style style:name="T5" style:family="text">
      <style:text-properties style:font-name="Courier New" fo:font-size="10pt" style:font-name-asian="Courier New" style:font-name-complex="Courier New" style:font-size-asian="10pt" style:font-size-complex="10pt" fo:color="#000000"/>
    </style:style>
    <style:style style:name="T6" style:family="text">
      <style:text-properties style:font-name="Courier New" fo:font-size="10pt" style:font-name-asian="Courier New" style:font-name-complex="Courier New" style:font-size-asian="10pt" style:font-size-complex="10pt" fo:color="#2a00ff"/>
    </style:style>
    <style:style style:name="T7" style:family="text">
      <style:text-properties fo:color="#000000" style:font-name="Courier New" fo:font-size="10pt" style:font-name-asian="Courier New" style:font-name-complex="Courier New" style:font-size-asian="10pt" style:font-size-complex="10pt"/>
    </style:style>
    <style:style style:name="T8" style:family="text">
      <style:text-properties style:font-name="Courier New" fo:font-size="10pt" style:font-name-asian="Courier New" style:font-name-complex="Courier New" style:font-size-asian="10pt" style:font-size-complex="10pt" fo:color="#6a3e3e"/>
    </style:style>
    <style:style style:name="T9" style:family="text">
      <style:text-properties fo:color="#000000" fo:font-size="10pt" style:font-name-asian="Courier New" style:font-name-complex="Courier New" style:font-size-asian="10pt" style:font-size-complex="10pt"/>
    </style:style>
    <style:style style:name="T10" style:family="text">
      <style:text-properties fo:font-size="10pt" style:font-name-asian="Courier New" style:font-name-complex="Courier New" style:font-size-asian="10pt" style:font-size-complex="10pt" fo:color="#6a3e3e"/>
    </style:style>
    <style:style style:name="T11" style:family="text">
      <style:text-properties fo:color="#6a3e3e" fo:font-size="10pt" style:font-size-asian="10pt" style:font-size-complex="10pt" style:font-name="Courier New" style:font-name-asian="Courier New" style:font-name-complex="Courier New"/>
    </style:style>
    <style:style style:name="T12" style:family="text">
      <style:text-properties fo:font-size="10pt" style:font-size-asian="10pt" style:font-size-complex="10pt" style:font-name="Courier New" style:font-name-asian="Courier New" style:font-name-complex="Courier New" fo:color="#000000"/>
    </style:style>
    <style:style style:name="T13" style:family="text">
      <style:text-properties fo:font-size="10pt" style:font-size-asian="10pt" style:font-size-complex="10pt" style:font-name="Courier New" style:font-name-asian="Courier New" style:font-name-complex="Courier New" fo:color="#2a00ff"/>
    </style:style>
    <style:style style:name="T14" style:family="text">
      <style:text-properties fo:font-size="10pt" style:font-size-asian="10pt" style:font-size-complex="10pt" fo:color="#6a3e3e" style:font-name="Courier New" style:font-name-asian="Courier New" style:font-name-complex="Courier New"/>
    </style:style>
    <style:style style:name="T15" style:family="text">
      <style:text-properties fo:color="#2a00ff" style:font-name="Courier New" fo:font-size="10pt" style:font-name-asian="Courier New" style:font-name-complex="Courier New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9"/>
        <table:table-column table:style-name="co3" table:default-cell-style-name="ce3"/>
        <table:table-column table:style-name="co4" table:default-cell-style-name="ce6"/>
        <table:table-column table:style-name="co5" table:default-cell-style-name="ce3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étodo/classe testado</text:p>
          </table:table-cell>
          <table:table-cell table:style-name="ce1" office:value-type="string" calcext:value-type="string">
            <text:p>Descrição</text:p>
          </table:table-cell>
          <table:table-cell table:style-name="ce1" office:value-type="string" calcext:value-type="string">
            <text:p>Entrada</text:p>
          </table:table-cell>
          <table:table-cell table:style-name="ce1" office:value-type="string" calcext:value-type="string">
            <text:p>Resultad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NegocioLogin.login(String apelido, String senha)</text:p>
          </table:table-cell>
          <table:table-cell office:value-type="string" calcext:value-type="string">
            <text:p>Teste com todas as entradas válidas (o cadastro do usuário de teste é efetuado anteriormente e removido depois)</text:p>
          </table:table-cell>
          <table:table-cell table:style-name="ce4" office:value-type="string" calcext:value-type="string">
            <text:p><text:span text:style-name="T1">apelido</text:span><text:span text:style-name="T2"> = </text:span><text:span text:style-name="T3">"Apelido teste"</text:span><text:span text:style-name="T2">;</text:span></text:p>
            <text:p><text:span text:style-name="T1">Senha</text:span><text:span text:style-name="T2"> = </text:span><text:span text:style-name="T3">"abcd"</text:span><text:span text:style-name="T2">;</text:span></text:p>
          </table:table-cell>
          <table:table-cell office:value-type="string" calcext:value-type="string">
            <text:p>pessoa (objeto com dados da pessoa logada)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NegocioLogin.login(String apelido, String senha)</text:p>
          </table:table-cell>
          <table:table-cell office:value-type="string" calcext:value-type="string">
            <text:p>Teste que deve receber falha de login por senha incorreta</text:p>
          </table:table-cell>
          <table:table-cell table:style-name="ce5" office:value-type="string" calcext:value-type="string">
            <text:p><text:span text:style-name="T4">Apelido</text:span><text:span text:style-name="T5"> = </text:span><text:span text:style-name="T6">"Apelido teste"</text:span><text:span text:style-name="T5">;</text:span></text:p>
            <text:p><text:span text:style-name="T4">Senha</text:span><text:span text:style-name="T5"> = </text:span><text:span text:style-name="T6">"xyze";</text:span></text:p>
          </table:table-cell>
          <table:table-cell office:value-type="string" calcext:value-type="string">
            <text:p>null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NegocioLogin.login(String apelido, String senha)</text:p>
          </table:table-cell>
          <table:table-cell office:value-type="string" calcext:value-type="string">
            <text:p>Teste com as entradas válidas (após remover o usuário em questão do banco)</text:p>
          </table:table-cell>
          <table:table-cell table:style-name="ce4" office:value-type="string" calcext:value-type="string">
            <text:p><text:span text:style-name="T1">apelido</text:span><text:span text:style-name="T2"> = </text:span><text:span text:style-name="T3">"Apelido teste"</text:span><text:span text:style-name="T2">;</text:span></text:p>
            <text:p><text:span text:style-name="T1">Senha</text:span><text:span text:style-name="T2"> = </text:span><text:span text:style-name="T3">"abcd"</text:span><text:span text:style-name="T2">;</text:span></text:p>
          </table:table-cell>
          <table:table-cell office:value-type="string" calcext:value-type="string">
            <text:p>null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NegocioCadastro.cadastrar(String nome, String apelido, String senha, String telefone)</text:p>
          </table:table-cell>
          <table:table-cell office:value-type="string" calcext:value-type="string">
            <text:p>Teste que deve realizar um cadastro (todos os dados válidos)</text:p>
          </table:table-cell>
          <table:table-cell office:value-type="string" calcext:value-type="string">
            <text:p><text:span text:style-name="T4">nome</text:span><text:span text:style-name="T5"> = </text:span><text:span text:style-name="T6">"Nome teste"</text:span><text:span text:style-name="T5">;</text:span></text:p>
            <text:p><text:span text:style-name="T4">apelido</text:span><text:span text:style-name="T5"> = </text:span><text:span text:style-name="T6">"Apelido teste"</text:span><text:span text:style-name="T5">;</text:span></text:p>
            <text:p><text:span text:style-name="T4">telefone</text:span><text:span text:style-name="T5"> = </text:span><text:span text:style-name="T6">"12-934567899"</text:span><text:span text:style-name="T5">;</text:span></text:p>
            <text:p><text:span text:style-name="T4">Senha</text:span><text:span text:style-name="T5"> = </text:span><text:span text:style-name="T6">"abcd"</text:span><text:span text:style-name="T5">;</text:span></text:p>
          </table:table-cell>
          <table:table-cell office:value-type="string" calcext:value-type="string">
            <text:p>0 (sem erros) e alteração no banco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NegocioCadastro.cadastrar(String nome, String apelido, String senha, String telefone)</text:p>
          </table:table-cell>
          <table:table-cell office:value-type="string" calcext:value-type="string">
            <text:p>Teste com um nome já cadastrado no banco</text:p>
          </table:table-cell>
          <table:table-cell table:style-name="ce4" office:value-type="string" calcext:value-type="string">
            <text:p><text:span text:style-name="T1">nome</text:span><text:span text:style-name="T2"> = </text:span><text:span text:style-name="T3">"Nome teste"</text:span><text:span text:style-name="T2">;</text:span></text:p>
          </table:table-cell>
          <table:table-cell office:value-type="string" calcext:value-type="string">
            <text:p>1 (erro de nome já cadastrado)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NegocioCadastro.cadastrar(String nome, String apelido, String senha, String telefone)</text:p>
          </table:table-cell>
          <table:table-cell office:value-type="string" calcext:value-type="string">
            <text:p>Teste com um apelido já cadastrado no banco</text:p>
          </table:table-cell>
          <table:table-cell office:value-type="string" calcext:value-type="string">
            <text:p><text:span text:style-name="T4">nome</text:span><text:span text:style-name="T5"> = </text:span><text:span text:style-name="T6">"Outro nome"</text:span><text:span text:style-name="T5">;</text:span></text:p>
            <text:p><text:span text:style-name="T4">Apelido</text:span><text:span text:style-name="T5"> = </text:span><text:span text:style-name="T6">"Apelido teste"</text:span><text:span text:style-name="T5">;</text:span></text:p>
          </table:table-cell>
          <table:table-cell office:value-type="string" calcext:value-type="string">
            <text:p>2 (erro de apelido já cadastrado)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NegocioCadastro.cadastrar(String nome, String apelido, String senha, String telefone)</text:p>
          </table:table-cell>
          <table:table-cell office:value-type="string" calcext:value-type="string">
            <text:p>Teste que deve receber um cadastro inválido pois o telefone não tem hífen</text:p>
          </table:table-cell>
          <table:table-cell office:value-type="string" calcext:value-type="string">
            <text:p><text:span text:style-name="T4">nome</text:span><text:span text:style-name="T5"> = </text:span><text:span text:style-name="T6">"Nome teste"</text:span><text:span text:style-name="T5">;</text:span></text:p>
            <text:p><text:span text:style-name="T7">a</text:span><text:span text:style-name="T8">pelido</text:span><text:span text:style-name="T5"> = </text:span><text:span text:style-name="T6">"Apelido teste"</text:span><text:span text:style-name="T5">;</text:span></text:p>
            <text:p><text:span text:style-name="T4">Telefone</text:span><text:span text:style-name="T5"> = </text:span><text:span text:style-name="T6">"1234567899"</text:span><text:span text:style-name="T5">;</text:span></text:p>
          </table:table-cell>
          <table:table-cell office:value-type="string" calcext:value-type="string">
            <text:p>3 (erro de tel no formato incorreto)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NegocioCadastro.cadastrar(String nome, String apelido, String senha, String telefone)</text:p>
          </table:table-cell>
          <table:table-cell office:value-type="string" calcext:value-type="string">
            <text:p>Teste que deve receber um cadastro inválido pois a primeira parte antes do hífen está com tamanho errado</text:p>
          </table:table-cell>
          <table:table-cell table:style-name="ce4" office:value-type="string" calcext:value-type="string">
            <text:p><text:span text:style-name="T1">nome</text:span><text:span text:style-name="T2"> = </text:span><text:span text:style-name="T3">"Nome teste"</text:span><text:span text:style-name="T2">;</text:span></text:p>
            <text:p><text:span text:style-name="T9">a</text:span><text:span text:style-name="T10">pelido</text:span><text:span text:style-name="T2"> = </text:span><text:span text:style-name="T3">"Apelido teste"</text:span><text:span text:style-name="T2">;</text:span></text:p>
            <text:p><text:span text:style-name="T1">Telefone</text:span><text:span text:style-name="T2"> = </text:span><text:span text:style-name="T3">"1-34567899"</text:span><text:span text:style-name="T2">;</text:span></text:p>
          </table:table-cell>
          <table:table-cell office:value-type="string" calcext:value-type="string">
            <text:p>3 (erro de tel no formato incorreto)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NegocioCadastro.cadastrar(String nome, String apelido, String senha, String telefone)</text:p>
          </table:table-cell>
          <table:table-cell office:value-type="string" calcext:value-type="string">
            <text:p>Teste que deve receber um cadastro inválido pois a segunda parte antes do hífen está com tamanho errado</text:p>
          </table:table-cell>
          <table:table-cell table:style-name="ce4" office:value-type="string" calcext:value-type="string">
            <text:p><text:span text:style-name="T1">Nome</text:span><text:span text:style-name="T2"> = </text:span><text:span text:style-name="T3">"Nome teste"</text:span><text:span text:style-name="T2">;</text:span></text:p>
            <text:p><text:span text:style-name="T1">apelido</text:span><text:span text:style-name="T2"> = </text:span><text:span text:style-name="T3">"Apelido teste"</text:span><text:span text:style-name="T2">;</text:span></text:p>
            <text:p><text:span text:style-name="T1">Telefone</text:span><text:span text:style-name="T2"> = </text:span><text:span text:style-name="T3">"12-4567899"</text:span><text:span text:style-name="T2">;</text:span></text:p>
          </table:table-cell>
          <table:table-cell office:value-type="string" calcext:value-type="string">
            <text:p>3 (erro de tel no formato incorreto)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NegocioCadastro.cadastrar(String nome, String apelido, String senha, String telefone)</text:p>
          </table:table-cell>
          <table:table-cell office:value-type="string" calcext:value-type="string">
            <text:p>Teste que deve receber um cadastro inválido pois o telefone possui dígito não numérico</text:p>
          </table:table-cell>
          <table:table-cell office:value-type="string" calcext:value-type="string">
            <text:p><text:span text:style-name="T4">nome</text:span><text:span text:style-name="T5"> = </text:span><text:span text:style-name="T6">"Nome teste"</text:span><text:span text:style-name="T5">;</text:span></text:p>
            <text:p><text:span text:style-name="T4">apelido</text:span><text:span text:style-name="T5"> = </text:span><text:span text:style-name="T6">"Apelido teste"</text:span><text:span text:style-name="T5">;</text:span></text:p>
            <text:p><text:span text:style-name="T4">Telefone</text:span><text:span text:style-name="T5"> = </text:span><text:span text:style-name="T6">"12-93456a899"</text:span><text:span text:style-name="T5">;</text:span></text:p>
          </table:table-cell>
          <table:table-cell office:value-type="string" calcext:value-type="string">
            <text:p>3 (erro de tel no formato incorreto)</text:p>
          </table:table-cell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NegocioCadastro.cadastrar(String nome, String apelido, String senha, String telefone)</text:p>
          </table:table-cell>
          <table:table-cell office:value-type="string" calcext:value-type="string">
            <text:p>Teste que deve receber um cadastro inválido pois a senha tem dígito numérico</text:p>
          </table:table-cell>
          <table:table-cell table:style-name="ce4" office:value-type="string" calcext:value-type="string">
            <text:p><text:span text:style-name="T1">nome</text:span><text:span text:style-name="T2"> = </text:span><text:span text:style-name="T3">"Nome teste"</text:span><text:span text:style-name="T2">;</text:span></text:p>
            <text:p><text:span text:style-name="T1">apelido</text:span><text:span text:style-name="T2"> = </text:span><text:span text:style-name="T3">"Apelido teste"</text:span><text:span text:style-name="T2">;</text:span></text:p>
            <text:p><text:span text:style-name="T1">telefone</text:span><text:span text:style-name="T2"> = </text:span><text:span text:style-name="T3">"12-934567899"</text:span><text:span text:style-name="T2">;</text:span></text:p>
            <text:p><text:span text:style-name="T1">Senha</text:span><text:span text:style-name="T2"> = </text:span><text:span text:style-name="T3">"12a4"</text:span><text:span text:style-name="T2">;</text:span></text:p>
          </table:table-cell>
          <table:table-cell office:value-type="string" calcext:value-type="string">
            <text:p>4 (senha inválida)</text:p>
          </table:table-cell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NegocioCadastro.cadastrar(String nome, String apelido, String senha, String telefone)</text:p>
          </table:table-cell>
          <table:table-cell office:value-type="string" calcext:value-type="string">
            <text:p>Teste que deve receber um cadastro inválido pois a senha é muito longa</text:p>
          </table:table-cell>
          <table:table-cell office:value-type="string" calcext:value-type="string">
            <text:p><text:span text:style-name="T4">nome</text:span><text:span text:style-name="T5"> = </text:span><text:span text:style-name="T6">"Nome teste"</text:span><text:span text:style-name="T5">;</text:span></text:p>
            <text:p><text:span text:style-name="T4">apelido</text:span><text:span text:style-name="T5"> = </text:span><text:span text:style-name="T6">"Apelido teste"</text:span><text:span text:style-name="T5">;</text:span></text:p>
            <text:p><text:span text:style-name="T4">telefone</text:span><text:span text:style-name="T5"> = </text:span><text:span text:style-name="T6">"12-934567899"</text:span><text:span text:style-name="T5">;</text:span></text:p>
            <text:p><text:span text:style-name="T4">Senha</text:span><text:span text:style-name="T5"> = </text:span><text:span text:style-name="T6">"abcde"</text:span><text:span text:style-name="T5">;</text:span></text:p>
          </table:table-cell>
          <table:table-cell office:value-type="string" calcext:value-type="string">
            <text:p>4 (senha inválida)</text:p>
          </table:table-cell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NegocioCadastro.cadastrar(String nome, String apelido, String senha, String telefone)</text:p>
          </table:table-cell>
          <table:table-cell office:value-type="string" calcext:value-type="string">
            <text:p>Teste que deve receber um cadastro inválido pois a senha tem um dígito repetido</text:p>
          </table:table-cell>
          <table:table-cell office:value-type="string" calcext:value-type="string">
            <text:p><text:span text:style-name="T4">nome</text:span><text:span text:style-name="T5"> = </text:span><text:span text:style-name="T6">"Nome teste"</text:span><text:span text:style-name="T5">;</text:span></text:p>
            <text:p><text:span text:style-name="T4">apelido</text:span><text:span text:style-name="T5"> = </text:span><text:span text:style-name="T6">"Apelido teste"</text:span><text:span text:style-name="T5">;</text:span></text:p>
            <text:p><text:span text:style-name="T4">telefone</text:span><text:span text:style-name="T5"> = </text:span><text:span text:style-name="T6">"12-934567899"</text:span><text:span text:style-name="T5">;</text:span></text:p>
            <text:p><text:span text:style-name="T4">Senha</text:span><text:span text:style-name="T5"> = </text:span><text:span text:style-name="T6">"abca"</text:span><text:span text:style-name="T5">;</text:span></text:p>
          </table:table-cell>
          <table:table-cell office:value-type="string" calcext:value-type="string">
            <text:p>4 (senha inválida)</text:p>
          </table:table-cell>
        </table:table-row>
        <table:table-row table:style-name="ro5"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NegocioEstante.criarLivro(String titulo, String nomeAutor, String dtPublicacao, String genero)</text:p>
          </table:table-cell>
          <table:table-cell office:value-type="string" calcext:value-type="string">
            <text:p>Testa se a criação de livro no banco está funcionando</text:p>
          </table:table-cell>
          <table:table-cell office:value-type="string" calcext:value-type="string">
            <text:p><text:span text:style-name="T11">titulo</text:span><text:span text:style-name="T12"> = </text:span><text:span text:style-name="T13">"titulo teste"</text:span><text:span text:style-name="T12">;</text:span></text:p>
            <text:p><text:span text:style-name="T14">autor</text:span><text:span text:style-name="T12"> = </text:span><text:span text:style-name="T13">"nome autor"</text:span><text:span text:style-name="T12">;</text:span></text:p>
            <text:p><text:span text:style-name="T14">dt</text:span><text:span text:style-name="T12"> = </text:span><text:span text:style-name="T13">"12/12/2000"</text:span><text:span text:style-name="T12">;</text:span></text:p>
            <text:p><text:span text:style-name="T14">genero</text:span><text:span text:style-name="T12"> = </text:span><text:span text:style-name="T13">"genero"</text:span><text:span text:style-name="T12">;</text:span></text:p>
          </table:table-cell>
          <table:table-cell office:value-type="string" calcext:value-type="string">
            <text:p>O livro criado</text:p>
          </table:table-cell>
        </table:table-row>
        <table:table-row table:style-name="ro6">
          <table:table-cell office:value-type="float" office:value="15" calcext:value-type="float">
            <text:p>15</text:p>
          </table:table-cell>
          <table:table-cell office:value-type="string" calcext:value-type="string">
            <text:p>NegocioEstante.colocarNaEstante(Estante e, Livro livro, Pessoa p)</text:p>
          </table:table-cell>
          <table:table-cell office:value-type="string" calcext:value-type="string">
            <text:p>Testa se o livro está sendo colocado na estante de forma correta (tanto no banco como em memória)</text:p>
          </table:table-cell>
          <table:table-cell office:value-type="string" calcext:value-type="string">
            <text:p>Estante onde será colocado o livro;</text:p>
            <text:p>O livro que será colocado;</text:p>
            <text:p>A pessoa dona da estante;</text:p>
          </table:table-cell>
          <table:table-cell office:value-type="string" calcext:value-type="string">
            <text:p>A estante com o livro novo</text:p>
          </table:table-cell>
        </table:table-row>
        <table:table-row table:style-name="ro5">
          <table:table-cell office:value-type="float" office:value="16" calcext:value-type="float">
            <text:p>16</text:p>
          </table:table-cell>
          <table:table-cell table:style-name="ce11" office:value-type="string" calcext:value-type="string">
            <text:p>NegocioEstante.buscarLivro(String titulo)</text:p>
          </table:table-cell>
          <table:table-cell office:value-type="string" calcext:value-type="string">
            <text:p>Testa se a função de buscar livro está funcionando</text:p>
          </table:table-cell>
          <table:table-cell office:value-type="string" calcext:value-type="string">
            <text:p>O título do livro buscado (“titulo teste”)</text:p>
          </table:table-cell>
          <table:table-cell office:value-type="string" calcext:value-type="string">
            <text:p>O objeto do livro encontrado, ou null caso não encontre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NegocioEstante.removerDaEstante(Estante e, Livro l, Pessoa p)</text:p>
          </table:table-cell>
          <table:table-cell office:value-type="string" calcext:value-type="string">
            <text:p>Testa se a remoção de livros da estante funciona</text:p>
          </table:table-cell>
          <table:table-cell office:value-type="string" calcext:value-type="string">
            <text:p>Estante onde será retirado o livro;</text:p>
            <text:p>O livro que será retirado;</text:p>
            <text:p>A pessoa dona da estante;</text:p>
          </table:table-cell>
          <table:table-cell office:value-type="string" calcext:value-type="string">
            <text:p>A estante , agora sem o livro</text:p>
          </table:table-cell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string" calcext:value-type="string">
            <text:p>NegocioEstante.consultarLivro(String titulo)</text:p>
          </table:table-cell>
          <table:table-cell office:value-type="string" calcext:value-type="string">
            <text:p>Testa se a função que procura livros está funcionando</text:p>
          </table:table-cell>
          <table:table-cell office:value-type="string" calcext:value-type="string">
            <text:p>O título do livro buscado <text:span text:style-name="T15">"Titulo generico"</text:span></text:p>
          </table:table-cell>
          <table:table-cell office:value-type="string" calcext:value-type="string">
            <text:p>O livro encontrado, ou null caso não encontre</text:p>
          </table:table-cell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NegocioEstante.consultarUsuario(String nome)</text:p>
          </table:table-cell>
          <table:table-cell office:value-type="string" calcext:value-type="string">
            <text:p>Testa se a pesquisa por usuário está funcionando</text:p>
          </table:table-cell>
          <table:table-cell office:value-type="string" calcext:value-type="string">
            <text:p>Nome do usuário <text:span text:style-name="T15">"Nome teste"</text:span></text:p>
          </table:table-cell>
          <table:table-cell office:value-type="string" calcext:value-type="string">
            <text:p>O usuário encontrado ou null caso não encontre</text:p>
          </table:table-cell>
        </table:table-row>
        <table:table-row table:style-name="ro7">
          <table:table-cell office:value-type="float" office:value="20" calcext:value-type="float">
            <text:p>20</text:p>
          </table:table-cell>
          <table:table-cell office:value-type="string" calcext:value-type="string">
            <text:p>NegocioEstante.escreverResenha(Livro l, String resenha)</text:p>
          </table:table-cell>
          <table:table-cell office:value-type="string" calcext:value-type="string">
            <text:p>Testa se a resenha fica salva corretamente no banco, e se é possível consultá-la</text:p>
          </table:table-cell>
          <table:table-cell table:style-name="ce3" office:value-type="string" calcext:value-type="string">
            <text:p>O livro que terá a resenha escrita e a resenha. Depois, para a busca, o nome do livro que teve a resenha escrita</text:p>
          </table:table-cell>
          <table:table-cell office:value-type="string" calcext:value-type="string">
            <text:p>0 (sem erros) para a escrita da resenha, e o objeto livro com a resenha escrita para a consulta do livro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12" office:value-type="string" calcext:value-type="string">
            <text:p>NegocioEstante.informarTroca(String titulo)</text:p>
          </table:table-cell>
          <table:table-cell office:value-type="string" calcext:value-type="string">
            <text:p>Testar se quando o usuário informa a troca é salvo no banco a alteração</text:p>
          </table:table-cell>
          <table:table-cell table:style-name="ce9" office:value-type="string" calcext:value-type="string">
            <text:p>O titulo que terá a troca informada</text:p>
          </table:table-cell>
          <table:table-cell office:value-type="string" calcext:value-type="string">
            <text:p>0 (sem erros)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6" office:value-type="string" calcext:value-type="string">
            <text:p>NegocioEstante.procurarTroca(String titulo)</text:p>
          </table:table-cell>
          <table:table-cell table:style-name="ce9" office:value-type="string" calcext:value-type="string">
            <text:p>Verifica se está sendo trazido corretamente os usuários que querem fazer uma troca de livro.</text:p>
          </table:table-cell>
          <table:table-cell table:style-name="ce9" office:value-type="string" calcext:value-type="string">
            <text:p>O titulo que o usuário quer obter</text:p>
          </table:table-cell>
          <table:table-cell office:value-type="string" calcext:value-type="string">
            <text:p>Uma lista com as pessoas que possuem o livro para troca</text:p>
          </table:table-cell>
        </table:table-row>
        <table:table-row table:style-name="ro4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Livro</text:p>
          </table:table-cell>
          <table:table-cell table:style-name="ce2" office:value-type="string" calcext:value-type="string">
            <text:p>Todos seus métodos foram testados</text:p>
          </table:table-cell>
          <table:table-cell table:style-name="Default" office:value-type="string" calcext:value-type="string">
            <text:p>1) Construtores vazios e com parâmetros</text:p>
            <text:p>2) Setters</text:p>
            <text:p>3) Getters</text:p>
            <text:p>4) Função que converte os atributos em uma String</text:p>
          </table:table-cell>
          <table:table-cell table:style-name="ce2" office:value-type="string" calcext:value-type="string">
            <text:p>Classe testada</text:p>
          </table:table-cell>
        </table:table-row>
        <table:table-row table:style-name="ro4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Pessoa</text:p>
          </table:table-cell>
          <table:table-cell table:style-name="ce2" office:value-type="string" calcext:value-type="string">
            <text:p>Todos seus métodos foram testados</text:p>
          </table:table-cell>
          <table:table-cell table:style-name="Default" office:value-type="string" calcext:value-type="string">
            <text:p>1) Construtores vazios e com parâmetros</text:p>
            <text:p>2) Setters</text:p>
            <text:p>3) Getters</text:p>
            <text:p>4) Função que converte os atributos em uma String</text:p>
          </table:table-cell>
          <table:table-cell table:style-name="ce2" office:value-type="string" calcext:value-type="string">
            <text:p>Classe testada</text:p>
          </table:table-cell>
        </table:table-row>
        <table:table-row table:style-name="ro4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Estante</text:p>
          </table:table-cell>
          <table:table-cell table:style-name="ce2" office:value-type="string" calcext:value-type="string">
            <text:p>Todos seus métodos foram testados</text:p>
          </table:table-cell>
          <table:table-cell table:style-name="Default" office:value-type="string" calcext:value-type="string">
            <text:p>1) Construtores vazios e com parâmetros</text:p>
            <text:p>2) Setters</text:p>
            <text:p>3) Getters</text:p>
            <text:p>4) Função que converte os atributos em uma String</text:p>
          </table:table-cell>
          <table:table-cell table:style-name="ce2" office:value-type="string" calcext:value-type="string">
            <text:p>Classe testad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Default"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Default"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Default"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Default"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4">00/00/0000</text:date>, <text:time style:data-style-name="N2" text:time-value="18:16:43.56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4T16:32:35.443000000</meta:creation-date>
    <meta:generator>LibreOffice/5.4.6.2$Windows_X86_64 LibreOffice_project/4014ce260a04f1026ba855d3b8d91541c224eab8</meta:generator>
    <dc:date>2018-06-24T20:54:59.295000000</dc:date>
    <meta:editing-duration>PT1H6M31S</meta:editing-duration>
    <meta:editing-cycles>5</meta:editing-cycles>
    <meta:document-statistic meta:table-count="1" meta:cell-count="139" meta:object-count="0"/>
  </office:meta>
</office:document-meta>
</file>